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b55" officeooo:paragraph-rsid="001a1b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f8a4" officeooo:paragraph-rsid="001bf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1b55" officeooo:paragraph-rsid="001a1b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f8a4" officeooo:paragraph-rsid="001bf8a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 style:list-style-name="L1">
      <style:paragraph-properties fo:text-align="start" style:justify-single-word="false"/>
      <style:text-properties officeooo:paragraph-rsid="001a1b55"/>
    </style:style>
    <style:style style:name="P6" style:family="paragraph" style:parent-style-name="Table_20_Contents" style:list-style-name="L1">
      <style:paragraph-properties fo:text-align="start" style:justify-single-word="false"/>
      <style:text-properties officeooo:paragraph-rsid="001bf8a4"/>
    </style:style>
    <style:style style:name="P7" style:family="paragraph" style:parent-style-name="Table_20_Contents" style:list-style-name="L1">
      <style:paragraph-properties fo:text-align="start" style:justify-single-word="false"/>
      <style:text-properties officeooo:rsid="001a1b55" officeooo:paragraph-rsid="001a1b55"/>
    </style:style>
    <style:style style:name="P8" style:family="paragraph" style:parent-style-name="Table_20_Contents" style:list-style-name="L1">
      <style:paragraph-properties fo:text-align="start" style:justify-single-word="false"/>
      <style:text-properties officeooo:rsid="001bf8a4" officeooo:paragraph-rsid="001bf8a4"/>
    </style:style>
    <style:style style:name="P9" style:family="paragraph" style:parent-style-name="Text_20_body">
      <style:paragraph-properties fo:text-align="center" style:justify-single-word="false"/>
      <style:text-properties officeooo:rsid="001a1b55" officeooo:paragraph-rsid="001a1b55"/>
    </style:style>
    <style:style style:name="P10" style:family="paragraph" style:parent-style-name="Title">
      <style:text-properties officeooo:rsid="001a1b55" officeooo:paragraph-rsid="001a1b55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b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f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officeooo:rsid="001bf8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YECTO AUTOMOCIÓN</text:p>
      <text:p text:style-name="P9">Iván Villagra, Naia Ibañez de Garaio, Joel Encinas, Víctor Saiz, Adrián Pisabarro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3">REQUISITOS FUNCIONALES</text:p>
          </table:table-cell>
          <table:table-cell table:style-name="Tabla1.B1" office:value-type="string">
            <text:p text:style-name="P4">REQUISITOS NO FUNCIONALES</text:p>
          </table:table-cell>
        </table:table-row>
        <table:table-row>
          <table:table-cell table:style-name="Tabla1.A2" office:value-type="string">
            <text:list xml:id="list756767104" text:style-name="L1">
              <text:list-item>
                <text:p text:style-name="P1">insertar cliente</text:p>
              </text:list-item>
              <text:list-item>
                <text:p text:style-name="P1">modificar cliente</text:p>
              </text:list-item>
              <text:list-item>
                <text:p text:style-name="P1">borrar cliente</text:p>
              </text:list-item>
              <text:list-item>
                <text:p text:style-name="P1">listar clientes</text:p>
              </text:list-item>
              <text:list-item>
                <text:p text:style-name="P1">ver 1 cliente</text:p>
              </text:list-item>
              <text:list-item>
                <text:p text:style-name="P1">búsqueda cliente</text:p>
              </text:list-item>
              <text:list-item>
                <text:p text:style-name="P1">insertar operario</text:p>
              </text:list-item>
              <text:list-item>
                <text:p text:style-name="P1">modificar operario</text:p>
              </text:list-item>
              <text:list-item>
                <text:p text:style-name="P1">borrar operario</text:p>
              </text:list-item>
              <text:list-item>
                <text:p text:style-name="P1">listar operarios</text:p>
              </text:list-item>
              <text:list-item>
                <text:p text:style-name="P1">ver 1 operario</text:p>
              </text:list-item>
              <text:list-item>
                <text:p text:style-name="P1">búsqueda operario</text:p>
              </text:list-item>
              <text:list-item>
                <text:p text:style-name="P1">mostrar <text:span text:style-name="T4">estadísticas</text:span></text:p>
                <text:list>
                  <text:list-item>
                    <text:p text:style-name="P5"><text:span text:style-name="T2">según fecha (matriculación al curso)</text:span></text:p>
                  </text:list-item>
                  <text:list-item>
                    <text:p text:style-name="P5"><text:span text:style-name="T2">según curso</text:span></text:p>
                  </text:list-item>
                  <text:list-item>
                    <text:p text:style-name="P7"><text:span text:style-name="T1">según fabricante, marca, operaciones, etc.</text:span></text:p>
                  </text:list-item>
                </text:list>
              </text:list-item>
              <text:list-item>
                <text:p text:style-name="P7"><text:span text:style-name="T1">insertar curso</text:span></text:p>
              </text:list-item>
              <text:list-item>
                <text:p text:style-name="P7"><text:span text:style-name="T1">modificar curso</text:span></text:p>
              </text:list-item>
              <text:list-item>
                <text:p text:style-name="P7"><text:span text:style-name="T1">eliminar curso</text:span></text:p>
              </text:list-item>
              <text:list-item>
                <text:p text:style-name="P7"><text:span text:style-name="T1">listar cursos</text:span></text:p>
              </text:list-item>
              <text:list-item>
                <text:p text:style-name="P5"><text:span text:style-name="T2">crear orden</text:span></text:p>
              </text:list-item>
              <text:list-item>
                <text:p text:style-name="P7"><text:span text:style-name="T1">modificar orden</text:span></text:p>
              </text:list-item>
              <text:list-item>
                <text:p text:style-name="P7"><text:span text:style-name="T1">eliminar orden</text:span></text:p>
              </text:list-item>
              <text:list-item>
                <text:p text:style-name="P7"><text:span text:style-name="T1">ver lista de ordenes</text:span></text:p>
              </text:list-item>
              <text:list-item>
                <text:p text:style-name="P7"><text:span text:style-name="T1">ver 1 orden</text:span></text:p>
              </text:list-item>
              <text:list-item>
                <text:p text:style-name="P7"><text:span text:style-name="T1">buscar ordenes</text:span></text:p>
              </text:list-item>
              <text:list-item>
                <text:p text:style-name="P7"><text:span text:style-name="T1">generar autorización en pdf</text:span></text:p>
              </text:list-item>
              <text:list-item>
                <text:p text:style-name="P7"><text:span text:style-name="T1">subir autorización</text:span></text:p>
              </text:list-item>
              <text:list-item>
                <text:p text:style-name="P7"><text:span text:style-name="T1">modificar autorización</text:span></text:p>
              </text:list-item>
              <text:list-item>
                <text:p text:style-name="P7"><text:span text:style-name="T1">borrar autorización</text:span></text:p>
              </text:list-item>
              <text:list-item>
                <text:p text:style-name="P7"><text:span text:style-name="T1">añadir registro de entrada de un vehículo</text:span></text:p>
              </text:list-item>
              <text:list-item>
                <text:p text:style-name="P7"><text:span text:style-name="T1">modificar registro</text:span></text:p>
              </text:list-item>
              <text:list-item>
                <text:p text:style-name="P7"><text:span text:style-name="T1">borrar registro</text:span></text:p>
              </text:list-item>
              <text:list-item>
                <text:p text:style-name="P7"><text:span text:style-name="T1">panel para asignar categorías y operaciones</text:span></text:p>
              </text:list-item>
              <text:list-item>
                <text:p text:style-name="P5"><text:span text:style-name="T2">visualizar operaciones hechas y operaciones pendientes por realizar</text:span></text:p>
              </text:list-item>
              <text:list-item>
                <text:p text:style-name="P7"><text:span text:style-name="T1">borrar operación</text:span></text:p>
              </text:list-item>
              <text:list-item>
                <text:p text:style-name="P7"><text:span text:style-name="T1">añadir categoría nueva</text:span></text:p>
              </text:list-item>
              <text:list-item>
                <text:p text:style-name="P7"><text:span text:style-name="T1">modificar categoría</text:span></text:p>
              </text:list-item>
              <text:list-item>
                <text:p text:style-name="P7"><text:span text:style-name="T1">borrar categoría</text:span></text:p>
              </text:list-item>
              <text:list-item>
                <text:p text:style-name="P8"><text:span text:style-name="T1">añadir operación</text:span></text:p>
              </text:list-item>
              <text:list-item>
                <text:p text:style-name="P8"><text:span text:style-name="T1">modificar operación</text:span></text:p>
              </text:list-item>
              <text:list-item>
                <text:p text:style-name="P8"><text:span text:style-name="T1">borrar operación</text:span></text:p>
              </text:list-item>
              <text:list-item>
                <text:p text:style-name="P8"><text:soft-page-break/><text:span text:style-name="T1">añadir material</text:span></text:p>
              </text:list-item>
              <text:list-item>
                <text:p text:style-name="P8"><text:span text:style-name="T1">modificar material</text:span></text:p>
              </text:list-item>
              <text:list-item>
                <text:p text:style-name="P8"><text:span text:style-name="T1">borrar material</text:span></text:p>
              </text:list-item>
              <text:list-item>
                <text:p text:style-name="P8"><text:span text:style-name="T1">asignar categoría a operación</text:span></text:p>
              </text:list-item>
            </text:list>
          </table:table-cell>
          <table:table-cell table:style-name="Tabla1.B2" office:value-type="string">
            <text:list xml:id="list161442286529747" text:continue-numbering="true" text:style-name="L1">
              <text:list-item>
                <text:p text:style-name="P2">pantalla</text:p>
              </text:list-item>
              <text:list-item>
                <text:p text:style-name="P2">PC</text:p>
              </text:list-item>
              <text:list-item>
                <text:p text:style-name="P2">escáner</text:p>
              </text:list-item>
              <text:list-item>
                <text:p text:style-name="P2">teclado, ratón</text:p>
              </text:list-item>
              <text:list-item>
                <text:p text:style-name="P2">impresora</text:p>
              </text:list-item>
              <text:list-item>
                <text:p text:style-name="P6"><text:span text:style-name="T3">adobe reader</text:span></text:p>
              </text:list-item>
              <text:list-item>
                <text:p text:style-name="P2">diseño intuitivo</text:p>
              </text:list-item>
              <text:list-item>
                <text:p text:style-name="P2">conexión con bbdd</text:p>
              </text:list-item>
              <text:list-item>
                <text:p text:style-name="P2">máquina virtual java</text:p>
              </text:list-item>
              <text:list-item>
                <text:p text:style-name="P2">móvil</text:p>
              </text:list-item>
              <text:list-item>
                <text:p text:style-name="P2">conexión de red</text:p>
              </text:list-item>
              <text:list-item>
                <text:p text:style-name="P2">una posible aplicación básica con los de aplicaciones multiplataforma para subir fotos a la bbdd directamente.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5:58:58.165000000</meta:creation-date>
    <dc:date>2019-12-22T16:14:41.314000000</dc:date>
    <meta:editing-duration>PT5M3S</meta:editing-duration>
    <meta:editing-cycles>1</meta:editing-cycles>
    <meta:document-statistic meta:table-count="1" meta:image-count="0" meta:object-count="0" meta:page-count="2" meta:paragraph-count="62" meta:word-count="236" meta:character-count="1349" meta:non-whitespace-character-count="1233"/>
    <meta:generator>LibreOffice/6.3.3.2$Windows_X86_64 LibreOffice_project/a64200df03143b798afd1ec74a12ab50359878ed</meta:generator>
  </office:meta>
</office:document-meta>
</file>